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fd6d" officeooo:paragraph-rsid="0006fd6d"/>
    </style:style>
    <style:style style:name="P2" style:family="paragraph" style:parent-style-name="Standard">
      <style:paragraph-properties fo:text-align="justify" style:justify-single-word="false"/>
      <style:text-properties officeooo:rsid="0006fd6d" officeooo:paragraph-rsid="0006fd6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6fd6d" officeooo:paragraph-rsid="0006fd6d" style:font-weight-asian="bold" style:font-weight-complex="bold"/>
    </style:style>
    <style:style style:name="P4" style:family="paragraph" style:parent-style-name="Standard">
      <style:text-properties officeooo:rsid="0008621b" officeooo:paragraph-rsid="0008621b"/>
    </style:style>
    <style:style style:name="P5" style:family="paragraph" style:parent-style-name="Standard">
      <style:paragraph-properties fo:text-align="justify" style:justify-single-word="false"/>
      <style:text-properties officeooo:rsid="0008621b" officeooo:paragraph-rsid="0008621b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08621b" officeooo:paragraph-rsid="0008621b" style:font-style-asian="normal" style:font-weight-asian="normal" style:font-style-complex="normal" style:font-weight-complex="normal"/>
    </style:style>
    <style:style style:name="T1" style:family="text">
      <style:text-properties officeooo:rsid="0008621b"/>
    </style:style>
    <style:style style:name="T2" style:family="text">
      <style:text-properties fo:font-style="italic" fo:font-weight="bold" officeooo:rsid="0008621b" style:font-style-asian="italic" style:font-weight-asian="bold" style:font-style-complex="italic" style:font-weight-complex="bold"/>
    </style:style>
    <style:style style:name="T3" style:family="text">
      <style:text-properties officeooo:rsid="000b5f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RTAR CHIBIOS A UNA NUEVA BOARD <text:span text:style-name="T3">CON </text:span>MICROCONTROLADOR STM32F0</text:p>
      <text:p text:style-name="P1"/>
      <text:p text:style-name="P1">Para portar ChibiOS a una nueva board con microcontrolador STM32F030:</text:p>
      <text:p text:style-name="P1"/>
      <text:p text:style-name="P1">Crear una nueva carpeta en:Chibios/boards/NuevaBoard</text:p>
      <text:p text:style-name="P1"/>
      <text:p text:style-name="P1">copiar y pegar los archivos tomados del ejemplo ChibiOS/Boards/ST_STM32F0_DISCOVERY, en la nueva carpeta creada:</text:p>
      <text:p text:style-name="P1"/>
      <text:p text:style-name="P1">board.c</text:p>
      <text:p text:style-name="P1">board.h</text:p>
      <text:p text:style-name="P1">board.mk</text:p>
      <text:p text:style-name="P1"/>
      <text:p text:style-name="P1">Crear una nueva carpeta con el nombre del proyecto:</text:p>
      <text:p text:style-name="P1">ChibiOS/NuevoProyecto</text:p>
      <text:p text:style-name="P1"/>
      <text:p text:style-name="P1">copiar los archivos de ChibiOS/demos/ ARMCM0-STM32F051-DISCOVERY <text:s/>existentes y peagarlos en la carpeta /ChibiOS/NuevoProyecto/ </text:p>
      <text:p text:style-name="P1"/>
      <text:p text:style-name="P1">chconf.h</text:p>
      <text:p text:style-name="P1">halconf.h</text:p>
      <text:p text:style-name="P1">mcuconf.h</text:p>
      <text:p text:style-name="P1">main.c</text:p>
      <text:p text:style-name="P1">Makefile</text:p>
      <text:p text:style-name="P1">program.sh</text:p>
      <text:p text:style-name="P1">stlink-v2.cfg</text:p>
      <text:p text:style-name="P1"/>
      <text:p text:style-name="P1">Para una nueva Board se deben modificar:</text:p>
      <text:p text:style-name="P1"/>
      <text:p text:style-name="P2">Board.h → se deben modificar los campos relacionados a los pines, configuraciones de entrada/salida y el nombre del micro, el cual se debe configurar para coincidir con el nombre encontrado en el archivo <text:span text:style-name="T2">ChibiOS/os/hal/platforms/STM32F0XX/stm32_registry.h</text:span></text:p>
      <text:p text:style-name="P2"><text:span text:style-name="T2"/></text:p>
      <text:p text:style-name="P6"><text:span text:style-name="T1">Board.c → Se modifica el campo relacionado a la inicializacion de los pines, considerando los que fueron configurados en board.h y stm32_registry.h</text:span></text:p>
      <text:p text:style-name="P1"/>
      <text:p text:style-name="P4">Board.mk → se debe modificar el path para la nueva board</text:p>
      <text:p text:style-name="P4"/>
      <text:p text:style-name="P4">Para un nuevo microcontrolador:</text:p>
      <text:p text:style-name="P4"/>
      <text:p text:style-name="P4">stm32_registry.h → </text:p>
      <text:p text:style-name="P5">Se deben configurar los perifericos según el datasheet ya que algunos micros relacionados entre si varian en el numero de perifericos.</text:p>
      <text:p text:style-name="P5"/>
      <text:p text:style-name="P5">Finalmente se ingresa a la carpeta ChibiOS/NuevoProyecto y se modifican:</text:p>
      <text:p text:style-name="P5"/>
      <text:p text:style-name="P5">chconf.h</text:p>
      <text:p text:style-name="P5">halconf.h</text:p>
      <text:p text:style-name="P5">mcuconf.h</text:p>
      <text:p text:style-name="P5"><text:soft-page-break/>main.c</text:p>
      <text:p text:style-name="P5"/>
      <text:p text:style-name="P5">Makefile → el makefile se debe modificar con los paths a la nueva board, nombre del archivo, en el campo INCDIR se incluyen paths de archivos adicionales y se puede eliminar todo lo que diga TEST</text:p>
      <text:p text:style-name="P5"/>
      <text:p text:style-name="P5">Si se va a configurar un nuevo microcontrolador, se debe definir un archivo LDSCRIPT, este se crea en ChibiOS/os/ports/GCC/ARMCMx/STM32F0xx/ld/NuevoMicro.ld</text:p>
      <text:p text:style-name="P5">Se usa como ejemplo algun micro existente en esa misma carpeta y se modifican los campos MEMORY y SECTIONS, con datos extraidos del datasheet o manuales de uso del microcontrolador.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4:43:01.298774230</meta:creation-date>
    <dc:date>2016-04-10T15:11:48.366215169</dc:date>
    <meta:editing-duration>PT12M45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2" meta:paragraph-count="32" meta:word-count="271" meta:character-count="1896" meta:non-whitespace-character-count="1654"/>
  </office:meta>
</office:document-meta>
</file>